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Саморізи, кутники та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 table:number-rows-repeated="14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5])" office:value-type="currency" office:currency="UAH" office:value="170811.68" calcext:value-type="currency">
            <text:p>170 812 грн.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.00.0000</text:date>, <text:time style:data-style-name="N2" text:time-value="12:28:19.184323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0-11-16T12:39:40.536443717</dc:date>
    <dc:creator>Віталій </dc:creator>
    <meta:editing-duration>PT12M40S</meta:editing-duration>
    <meta:editing-cycles>4</meta:editing-cycles>
    <meta:document-statistic meta:table-count="1" meta:cell-count="43" meta:object-count="0"/>
  </office:meta>
</office:document-meta>
</file>